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891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0.811cm"/>
    </style:style>
    <style:style style:name="co1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221cm"/>
    </style:style>
    <style:style style:name="co25" style:family="table-column">
      <style:table-column-properties fo:break-before="auto" style:column-width="2.29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0.617cm"/>
    </style:style>
    <style:style style:name="co28" style:family="table-column">
      <style:table-column-properties fo:break-before="auto" style:column-width="3.348cm"/>
    </style:style>
    <style:style style:name="ro9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3" style:family="table-row">
      <style:table-row-properties style:row-height="4.318cm" fo:break-before="auto" style:use-optimal-row-height="true"/>
    </style:style>
    <style:style style:name="ro14" style:family="table-row">
      <style:table-row-properties style:row-height="2.418cm" fo:break-before="auto" style:use-optimal-row-height="true"/>
    </style:style>
    <style:style style:name="ro15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6" style:family="table-row">
      <style:table-row-properties style:row-height="1.016cm" fo:break-before="auto" style:use-optimal-row-height="true"/>
    </style:style>
    <style:style style:name="ro17" style:family="table-row">
      <style:table-row-properties style:row-height="1.901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10" style:family="table-cell" style:parent-style-name="Default" style:data-style-name="N0"/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6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7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5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xs:decimal(cbc:LineExtensionAmount)) = (round(xs:decimal(sum(//cac:CreditNoteLine/cbc:LineExtensionAmount)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xs:decimal(cbc:TaxInclusiveAmount)) = (round((xs:decimal(cbc:TaxExclusiveAmount) + (xs:decimal(sum(/ubl:CreditNote/cac:TaxTotal/cbc:TaxAmount))) + xs:decimal(cbc:PayableRoundingAmount)) *10 * 10) div 100))) or (not(cbc:PayableRoundingAmount) and ((xs:decimal(cbc:TaxInclusiveAmount)) = round((xs:decimal(cbc:TaxExclusiveAmount) + (xs:decimal(sum(/ubl:CreditNote/cac:TaxTotal/cbc:TaxAmount)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(xs:decimal(cbc:AllowanceTotalAmount)) = (round(xs:decimal(sum(/ubl:CreditNote/cac:AllowanceCharge[cbc:ChargeIndicator="false"]/cbc:Amount)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(xs:decimal(cbc:ChargeTotalAmount)) = (round(xs:decimal(sum(/ubl:CreditNote/cac:AllowanceCharge[cbc:ChargeIndicator="true"]/cbc:Amount)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(xs:decimal(cbc:PayableAmount)) = (round((xs:decimal(cbc:TaxInclusiveAmount) - xs:decimal(cbc:PrepaidAmount)) * 10 * 10) div 100))) or (cbc:PayableAmount = cbc:TaxInclusiv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xs:decimal(sum(cac:TaxTotal//cac:TaxSubtotal/cbc:TaxableAmount)) *10 * 10) div 100 = ((xs:decimal(cac:LegalMonetaryTotal/cbc:TaxExclusiveAmount))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10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5T10:47:32</dc:date>
    <meta:editing-cycles>242</meta:editing-cycles>
    <meta:editing-duration>P14DT9H52M27S</meta:editing-duration>
    <meta:document-statistic meta:table-count="4" meta:cell-count="784" meta:object-count="0"/>
  </office:meta>
</office:document-meta>
</file>